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ntityDecl.setValues( String name , String publicId , String systemId , String baseSystemId , String notation , boolean is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ntityDec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